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IEF</text:p>
      <text:p text:style-name="P1"/>
      <text:p text:style-name="P2"/>
      <text:p text:style-name="P4">NOME PROGETTO:<text:span text:style-name="T1"><text:tab/>Circolo dei Letterati</text:span></text:p>
      <text:p text:style-name="P4"/>
      <text:p text:style-name="P4">SCHEMA GENERALE ARGOMENTI TRATTATI:</text:p>
      <text:p text:style-name="P5"/>
      <text:list xml:id="list4846278779489163531" text:style-name="L1">
        <text:list-item>
          <text:p text:style-name="P7">Descrizione generale WebApp</text:p>
        </text:list-item>
        <text:list-item>
          <text:p text:style-name="P7">Finalità WebApp</text:p>
        </text:list-item>
        <text:list-item>
          <text:p text:style-name="P7">Utente “Host”</text:p>
        </text:list-item>
        <text:list-item>
          <text:p text:style-name="P7">Utente “Client”</text:p>
        </text:list-item>
        <text:list-item>
          <text:p text:style-name="P7">Utilità commerciali</text:p>
        </text:list-item>
      </text:list>
      <text:p text:style-name="P5"/>
      <text:p text:style-name="P4">DESCRIZIONE</text:p>
      <text:p text:style-name="P4"/>
      <text:p text:style-name="P5">La WebApp chiamata “Il Circolo dei Letterati” è un servizio online mirato a facilitare l'organizzazione di eventi nelle librerie. In particolare l'App si regge su due figure cardine:</text:p>
      <text:list xml:id="list1264981112553359951" text:style-name="L2">
        <text:list-item>
          <text:p text:style-name="P8">L'Utente “Host”</text:p>
        </text:list-item>
        <text:list-item>
          <text:p text:style-name="P8">L'Utente “Client”</text:p>
        </text:list-item>
      </text:list>
      <text:p text:style-name="P5">L'<text:span text:style-name="T2">Host</text:span><text:span text:style-name="T3"> è rappresentato dalla Libreria. Il </text:span><text:span text:style-name="T2">Client</text:span><text:span text:style-name="T3"> è l'utente finale dell'</text:span><text:span text:style-name="T2">Host</text:span><text:span text:style-name="T3">, il vero e proprio cliente e frequentatore. Il </text:span><text:span text:style-name="T2">Client</text:span><text:span text:style-name="T3">, inoltre, può anche proporre all'</text:span><text:span text:style-name="T2">Host</text:span><text:span text:style-name="T3"> di tenere eventi all'interno della Libreria. </text:span></text:p>
      <text:p text:style-name="P5"><text:span text:style-name="T3">“Il Circolo dei Letterati” è un'App destinata alle Librerie che vogliono creare una comunità intorno al loro centro. Ogni </text:span><text:span text:style-name="T2">Host</text:span><text:span text:style-name="T3"> iscritto al servizio avrà un proprio “Workspace” dove far iscrivere i propri </text:span><text:span text:style-name="T2">Client</text:span><text:span text:style-name="T3">. Qui</text:span><text:span text:style-name="T2"> </text:span><text:span text:style-name="T3">i </text:span><text:span text:style-name="T2">Client</text:span><text:span text:style-name="T3"> potranno decidere a quali eventi partecipare o proporre all'</text:span><text:span text:style-name="T2">Host</text:span><text:span text:style-name="T3"> di presentare i propri. I </text:span><text:span text:style-name="T2">Client</text:span><text:span text:style-name="T3">, inoltre, potranno iscriversi a più </text:span><text:span text:style-name="T2">Host</text:span><text:span text:style-name="T3"> e registrarsi ai loro eventi, i quali appariranno successivamente su una pagina personale del </text:span><text:span text:style-name="T2">Client</text:span><text:span text:style-name="T3">. </text:span></text:p>
      <text:p text:style-name="P5"><text:span text:style-name="T3">L'App sarà composta da X schermate: </text:span></text:p>
      <text:p text:style-name="P5"><text:span text:style-name="T3"/></text:p>
      <text:list xml:id="list343304891784883964" text:style-name="L3">
        <text:list-item>
          <text:p text:style-name="P10"><text:span text:style-name="T4">La pagina di login</text:span></text:p>
        </text:list-item>
        <text:list-item>
          <text:p text:style-name="P10"><text:span text:style-name="T4">La pagina personale degli eventi</text:span></text:p>
        </text:list-item>
        <text:list-item>
          <text:p text:style-name="P10"><text:span text:style-name="T4">La pagina modifica profilo</text:span></text:p>
        </text:list-item>
        <text:list-item>
          <text:p text:style-name="P10"><text:span text:style-name="T4">La pagina esplora eventi e librerie</text:span></text:p>
        </text:list-item>
        <text:list-item>
          <text:p text:style-name="P10"><text:span text:style-name="T4">La pagina proponi evento nella libreria</text:span></text:p>
        </text:list-item>
      </text:list>
      <text:p text:style-name="P9"><text:span text:style-name="T4"/></text:p>
      <text:p text:style-name="P9"><text:span text:style-name="T4">La pagina di Login si presenterà con uno slogan alla sinistra e alla destra il Login.</text:span></text:p>
      <text:p text:style-name="P9"><text:span text:style-name="T4">La pagina personale degli eventi vedrà a sinistra un calendario navigabile e a destra un elenco di eventi collegati al calendario.</text:span></text:p>
      <text:p text:style-name="P9"><text:span text:style-name="T4">Nella pagina di modifica profilo si potranno modificare i dati principali e specificare gli interessi e una propria bio.</text:span></text:p>
      <text:p text:style-name="P9"><text:span text:style-name="T4">Nella pagina “esplora eventi e librerie” a sinistra ci sarà un menù con le librerie a cui si è iscritti e quelle nelle vicinanze, a destra, di default, ci saranno gli eventi </text:span><text:soft-page-break/><text:span text:style-name="T4">consigliati delle proprie librerie. Cliccando su una libreria si aprirà la pagina della libreria con una foto, una descrizione e gli eventi disponibili.</text:span></text:p>
      <text:p text:style-name="P9"><text:span text:style-name="T4">Nella pagina “proponi evento nella libreria” si potrà proporre il proprio evento aggiungendo una foto, il nome, il luogo, l'orario, il giorno, una descrizione e la tipologia di evento.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chele Pandimiglio</meta:initial-creator>
    <meta:creation-date>2017-10-02T15:23:08.97</meta:creation-date>
    <dc:date>2017-10-05T10:13:04.61</dc:date>
    <dc:creator>Rachele Pandimiglio</dc:creator>
    <meta:editing-duration>PT46M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25" meta:word-count="341" meta:character-count="2125"/>
  </office:meta>
</office:document-meta>
</file>